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.018cm" fo:break-before="auto" style:use-optimal-row-height="true"/>
    </style:style>
    <style:style style:name="ro6" style:family="table-row">
      <style:table-row-properties style:row-height="4.352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14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1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Dialogfelder disablen.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 - z.B. getDatatype() gibt dann den Datentyp der Superklasse zurück? - Problem mit enabledStates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4" office:value-type="string">
            <text:p>Codegenerierung für Java &lt; 5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Codegenerierung im Integrationstest testen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5">
          <table:table-cell table:style-name="ce3" office:value-type="string">
            <text:p>Beim Tabben aus der letzten Spalte bei der EnumValuesSection wird eingetippter Wert nicht gespeichert</text:p>
          </table:table-cell>
          <table:table-cell table:style-name="ce1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Der Wert wird nur nicht gespeichert, wenn man sich auch in der</text:p>
            <text:p>letzten Reihe befindet, also quasi durch den TAB eine neue</text:p>
            <text:p>Zeile (= neuer EnumValue) eingefügt wird, übrigens auch wenn man</text:p>
            <text:p>die Pfeil unten – Taste drückt und dadurch eine neue Zeile</text:p>
            <text:p>hinzugefügt wird = gleiches Problem.</text:p>
            <text:p>Der Listener für die Keys scheint wohl seine Tätigkeit zu tun</text:p>
            <text:p>noch bevor ein „save“ in der aktuellen Zelle aufgerufen wird.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7">
          <table:table-cell table:style-name="ce3"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3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5:.C21])"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6])" office:value-type="float" office:value="12.25">
            <text:p>12,2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2.) Wie soll die toString() Methode beim generierten Code aussehen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4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14.04.2009</text:date>, <text:time>16:35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4T16:35:35.35</dc:date>
    <meta:editing-cycles>118</meta:editing-cycles>
    <meta:editing-duration>PT35H22M35S</meta:editing-duration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